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DefaultTable" style:family="table">
      <style:table-properties style:rel-width="25%" style:may-break-between-rows="false" fo:margin-top="0cm" fo:margin-bottom="0.5cm" table:align="center" fo:background-color="transparent">
        <!-- oasis doc says that style:width is mandatory.-->
        <style:background-image/>
      </style:table-properties>
    </style:style>
    <style:style style:name="TableAlignLeft" style:family="table-column">
      <style:table-column-properties style:use-optimal-column-width="true"/>
      <style:paragraph-properties fo:text-align="left"/>
    </style:style>
    <style:style style:name="TableAlignCenter" style:family="table-column">
      <style:table-column-properties style:use-optimal-column-width="true"/>
      <style:paragraph-properties fo:text-align="center"/>
    </style:style>
    <style:style style:name="TableAlignRight" style:family="table-column">
      <style:table-column-properties style:use-optimal-column-width="true"/>
      <style:paragraph-properties fo:text-align="right"/>
    </style:style>
    <style:style style:name="TableAlignDefault" style:family="table-column">
      <style:table-column-properties style:use-optimal-column-width="true"/>
    </style:style>
    <style:style style:name="TableHeaderRowCell" style:family="table-cell">
      <style:table-cell-properties fo:padding="0.1cm" fo:border-left="none" fo:border-right="none" fo:border-top="0.5pt solid #000000" fo:border-bottom="0.5pt solid #000000"/>
    </style:style>
    <style:style style:name="TableRowCell" style:family="table-cell">
      <style:table-cell-properties fo:padding="0.1cm" fo:border="none"/>
    </style:style>
    <style:style style:name="TableBottomRowCell" style:family="table-cell">
      <style:table-cell-properties fo:padding="0.1cm" fo:border-left="none" fo:border-right="none" fo:border-top="none" fo:border-bottom="0.5pt solid #000000"/>
    </style:style>
  </office:automatic-styles>
  <office:body>
    <office:text>
      <text:h text:style-name="Heading_20_1" text:outline-level="1"><text:bookmark-start text:name="hk-pandoc-odt-writer"/>HK Pandoc ODT writer<text:bookmark-end text:name="hk-pandoc-odt-writer"/></text:h>
      <text:h text:style-name="Heading_20_2" text:outline-level="2"><text:bookmark-start text:name="context"/>Context<text:bookmark-end text:name="context"/></text:h>
      <text:p text:style-name="First_20_paragraph">This is a work in progress attempting to provide a better ODT writer to <text:a xlink:type="simple" xlink:href="https://pandoc.org/" office:name=""><text:span text:style-name="Definition">Pandoc</text:span></text:a>.<text:line-break/>Indeed, the original writer generates a lot of inline styles in the output ODT (<text:a xlink:type="simple" xlink:href="https://www.libreoffice.org" office:name=""><text:span text:style-name="Definition">LibreOffice</text:span></text:a>/OpenOffice) document. It makes it difficult to customize the output with a reference document (<text:span text:style-name="Source_Text">reference.odt</text:span>).</text:p>
      <text:h text:style-name="Heading_20_2" text:outline-level="2"><text:bookmark-start text:name="use-case"/>Use case<text:bookmark-end text:name="use-case"/></text:h>
      <text:p text:style-name="First_20_paragraph">The typical use case is to write a document in <text:a xlink:type="simple" xlink:href="https://daringfireball.net/projects/markdown/" office:name=""><text:span text:style-name="Definition">Markdown</text:span></text:a> and then render it in PDF (via <text:a xlink:type="simple" xlink:href="http://www.latex-project.org/" office:name=""><text:span text:style-name="Definition">LaTex</text:span></text:a>, html, or <text:a xlink:type="simple" xlink:href="https://en.wikipedia.org/wiki/OpenDocument" office:name=""><text:span text:style-name="Definition">ODT</text:span></text:a>. The different outputs should look alike.</text:p>
      <text:p text:style-name="Text_20_body">The ODT version would allow to collaborate on a project with the poor guys out-there who still are stuck with so called WYSIWYG document editors. ;-)</text:p>
      <text:h text:style-name="Heading_20_2" text:outline-level="2"><text:bookmark-start text:name="roadmap"/>Roadmap<text:bookmark-end text:name="roadmap"/></text:h>
      <text:list text:style-name="Numbering_20_123">
        <text:list-item>
          <text:p text:style-name="Text_20_body_20_tight">Implement the basics (bullet lists and numbered lists) and a clean reference doc as a proof of concept.</text:p>
        </text:list-item>
        <text:list-item>
          <text:p text:style-name="Text_20_body_20_tight">Implement Tables</text:p>
        </text:list-item>
        <text:list-item>
          <text:p text:style-name="Text_20_body_20_tight">Implement by iteration all Pandoc objects.</text:p>
        </text:list-item>
        <text:list-item>
          <text:p text:style-name="Text_20_body_20_tight">Make it “smart” so one could change page size, lang, … of the output document via Pandoc standard mechanism (i.e. with the same reference document).</text:p>
        </text:list-item>
      </text:list>
      <text:h text:style-name="Heading_20_2" text:outline-level="2"><text:bookmark-start text:name="pandoc-objects"/>Pandoc Objects<text:bookmark-end text:name="pandoc-objects"/></text:h>
      <text:h text:style-name="Heading_20_3" text:outline-level="3"><text:bookmark-start text:name="blocks"/>Blocks<text:bookmark-end text:name="blocks"/></text:h>
      <text:h text:style-name="Heading_20_4" text:outline-level="4"><text:bookmark-start text:name="bullet-lists"/>Bullet lists<text:bookmark-end text:name="bullet-lists"/></text:h>
      <text:p text:style-name="First_20_paragraph">Pandoc knows two type of lists : <text:span text:style-name="Emphasis">tight</text:span> (compact) lists where there is no extra space between items and <text:span text:style-name="Emphasis">loose</text:span> (normal) lists where there is the same space between items than between text paragraphs<text:note text:id="ftn0" text:note-class="footnote"><text:note-citation>1</text:note-citation><text:note-body><text:p text:style-name="Footnote">Footnotes are cool :-)</text:p></text:note-body></text:note>.</text:p>
      <text:p text:style-name="Text_20_body">This is a loose bullet list:</text:p>
      <text:list text:style-name="List_20_2">
        <text:list-item>
          <text:p text:style-name="Text_20_body">Level one</text:p>
          <text:list text:style-name="List_20_2">
            <text:list-item>
              <text:p text:style-name="Text_20_body">Level two</text:p>
            </text:list-item>
            <text:list-item>
              <text:p text:style-name="Text_20_body">Level two again</text:p>
              <text:list text:style-name="List_20_2">
                <text:list-item>
                  <text:p text:style-name="Text_20_body">Level three</text:p>
                  <text:list text:style-name="List_20_2">
                    <text:list-item>
                      <text:p text:style-name="Text_20_body">Level Four</text:p>
                    </text:list-item>
                    <text:list-item>
                      <text:p text:style-name="Text_20_body">Level Four, <text:span text:style-name="Strong_20_Emphasis">again</text:span> !</text:p>
                    </text:list-item>
                  </text:list>
                </text:list-item>
                <text:list-item>
                  <text:p text:style-name="Text_20_body">Level three again</text:p>
                </text:list-item>
              </text:list>
            </text:list-item>
            <text:list-item>
              <text:p text:style-name="Text_20_body">Back to level two</text:p>
            </text:list-item>
          </text:list>
        </text:list-item>
        <text:list-item>
          <text:p text:style-name="Text_20_body">Back to level one</text:p>
        </text:list-item>
        <text:list-item>
          <text:p text:style-name="Text_20_body">Ends with Level one</text:p>
        </text:list-item>
      </text:list>
      <text:h text:style-name="Heading_20_3" text:outline-level="3"><text:bookmark-start text:name="ordered-lists"/>Ordered lists<text:bookmark-end text:name="ordered-lists"/></text:h>
      <text:p text:style-name="First_20_paragraph">This is a tight ordered list:</text:p>
      <text:list text:style-name="Numbering_20_123">
        <text:list-item>
          <text:p text:style-name="Text_20_body_20_tight">Level one</text:p>
          <text:list text:style-name="Numbering_20_123">
            <text:list-item>
              <text:p text:style-name="Text_20_body_20_tight">Level two</text:p>
            </text:list-item>
            <text:list-item>
              <text:p text:style-name="Text_20_body_20_tight">Level two again</text:p>
              <text:list text:style-name="Numbering_20_123">
                <text:list-item>
                  <text:p text:style-name="Text_20_body_20_tight">Level three</text:p>
                  <text:list text:style-name="Numbering_20_123">
                    <text:list-item>
                      <text:p text:style-name="Text_20_body_20_tight">Level Four</text:p>
                    </text:list-item>
                    <text:list-item>
                      <text:p text:style-name="Text_20_body_20_tight">Level Four again</text:p>
                    </text:list-item>
                  </text:list>
                </text:list-item>
                <text:list-item>
                  <text:p text:style-name="Text_20_body_20_tight">Level three again</text:p>
                </text:list-item>
              </text:list>
            </text:list-item>
            <text:list-item>
              <text:p text:style-name="Text_20_body_20_tight">Back to level two</text:p>
            </text:list-item>
          </text:list>
        </text:list-item>
        <text:list-item>
          <text:p text:style-name="Text_20_body_20_tight">Back to level one</text:p>
        </text:list-item>
        <text:list-item>
          <text:p text:style-name="Text_20_body_20_tight">Must</text:p>
        </text:list-item>
        <text:list-item>
          <text:p text:style-name="Text_20_body_20_tight">Go</text:p>
        </text:list-item>
        <text:list-item>
          <text:p text:style-name="Text_20_body_20_tight">To</text:p>
        </text:list-item>
        <text:list-item>
          <text:p text:style-name="Text_20_body_20_tight"><text:span text:style-name="Strong_20_Emphasis">Ten</text:span></text:p>
        </text:list-item>
        <text:list-item>
          <text:p text:style-name="Text_20_body_20_tight">Lines</text:p>
        </text:list-item>
        <text:list-item>
          <text:p text:style-name="Text_20_body_20_tight">To show</text:p>
        </text:list-item>
        <text:list-item>
          <text:p text:style-name="Text_20_body_20_tight">alignment</text:p>
        </text:list-item>
        <text:list-item>
          <text:p text:style-name="Text_20_body_20_tight">Ends with Level one</text:p>
        </text:list-item>
      </text:list>
      <text:h text:style-name="Heading_20_4" text:outline-level="4"><text:bookmark-start text:name="quotation"/>Quotation<text:bookmark-end text:name="quotation"/></text:h>
      <text:p text:style-name="First_20_paragraph">This is a quotation from the great philosopher Jagger (as reported by D<text:span text:style-name="Superscript">r</text:span> Gregory House) :</text:p>
      <text:p text:style-name="Quotations">You can’t always get what you want.</text:p>
      <text:p text:style-name="Text_20_body">And another from D<text:span text:style-name="Superscript">r</text:span>. Gregory House (MD) :</text:p>
      <text:p text:style-name="Quotations">Reality is almost always wrong</text:p>
      <text:p text:style-name="Quotations"><text:span text:style-name="Emphasis">House S1E3</text:span></text:p>
      <text:h text:style-name="Heading_20_4" text:outline-level="4"><text:bookmark-start text:name="code-block"/>Code block<text:bookmark-end text:name="code-block"/></text:h>
      <text:p text:style-name="First_20_paragraph">Here is some xml code.</text:p>
      <text:p text:style-name="Preformatted_20_Text">
<text:span text:style-name="NormalTok"><text:s text:c="4"/>&lt;</text:span><text:span text:style-name="KeywordTok">style:style</text:span><text:span text:style-name="OtherTok"><text:s text:c="1"/>style:name=</text:span><text:span text:style-name="StringTok">"Quotations"</text:span>
</text:p>
      <text:p text:style-name="Preformatted_20_Text">
<text:span text:style-name="OtherTok"><text:s text:c="6"/>style:family=</text:span><text:span text:style-name="StringTok">"paragraph"</text:span>
</text:p>
      <text:p text:style-name="Preformatted_20_Text">
<text:span text:style-name="OtherTok"><text:s text:c="6"/>style:parent-style-name=</text:span><text:span text:style-name="StringTok">"Standard"</text:span>
</text:p>
      <text:p text:style-name="Preformatted_20_Text">
<text:span text:style-name="OtherTok"><text:s text:c="6"/>style:class=</text:span><text:span text:style-name="StringTok">"html"</text:span><text:span text:style-name="NormalTok">&gt;</text:span>
</text:p>
      <text:p text:style-name="Preformatted_20_Text">
<text:span text:style-name="NormalTok"><text:s text:c="6"/></text:span><text:span text:style-name="CommentTok">&lt;!-- What about the style:class ? --&gt;</text:span>
</text:p>
      <text:p text:style-name="Preformatted_20_Text">
<text:span text:style-name="NormalTok"><text:s text:c="6"/></text:span><text:span text:style-name="CommentTok">&lt;!-- Could use style:list-style-name to specify the list to be used in Quotations paragraphs --&gt;</text:span>
</text:p>
      <text:p text:style-name="Preformatted_20_Text">
<text:span text:style-name="NormalTok"><text:s text:c="6"/>&lt;</text:span><text:span text:style-name="KeywordTok">style:paragraph-properties</text:span>
</text:p>
      <text:p text:style-name="Preformatted_20_Text">
<text:span text:style-name="OtherTok"><text:s text:c="8"/>fo:margin-left=</text:span><text:span text:style-name="StringTok">"1cm"</text:span>
</text:p>
      <text:p text:style-name="Preformatted_20_Text">
<text:span text:style-name="OtherTok"><text:s text:c="8"/>fo:margin-right=</text:span><text:span text:style-name="StringTok">"1cm"</text:span><text:span text:style-name="OtherTok"><text:s text:c="1"/>fo:margin-top=</text:span><text:span text:style-name="StringTok">"0.25cm"</text:span>
</text:p>
      <text:p text:style-name="Preformatted_20_Text">
<text:span text:style-name="OtherTok"><text:s text:c="8"/>fo:margin-bottom=</text:span><text:span text:style-name="StringTok">"0.25cm"</text:span><text:span text:style-name="OtherTok"><text:s text:c="1"/>style:contextual-spacing=</text:span><text:span text:style-name="StringTok">"false"</text:span>
</text:p>
      <text:p text:style-name="Preformatted_20_Text">
<text:span text:style-name="OtherTok"><text:s text:c="8"/>fo:text-indent=</text:span><text:span text:style-name="StringTok">"0in"</text:span>
</text:p>
      <text:p text:style-name="Preformatted_20_Text">
<text:span text:style-name="OtherTok"><text:s text:c="8"/>style:auto-text-indent=</text:span><text:span text:style-name="StringTok">"false"</text:span><text:span text:style-name="NormalTok"><text:s text:c="1"/>/&gt;</text:span>
</text:p>
      <text:p text:style-name="Preformatted_20_Text">
<text:span text:style-name="NormalTok"><text:s text:c="4"/>&lt;/</text:span><text:span text:style-name="KeywordTok">style:style</text:span><text:span text:style-name="NormalTok">&gt;</text:span>
</text:p>
      <text:h text:style-name="Heading_20_4" text:outline-level="4"><text:bookmark-start text:name="tables"/>Tables<text:bookmark-end text:name="tables"/></text:h>
      <text:p text:style-name="Table">Table <text:sequence text:ref-name="refTable1" text:name="Table" text:formula="ooow:Table+1" style:num-format="1">1</text:sequence>: <text:span text:style-name="Emphasis">Simple</text:span> Table</text:p>
      <table:table table:name="Table1" table:style-name="DefaultTable">
        <table:table-column table:style-name="TableAlignLeft"/>
        <table:table-column table:style-name="TableAlignCenter"/>
        <table:table-column table:style-name="TableAlignRight"/>
        <table:table-column table:style-name="TableAlignDefault"/>
        <table:table-header-rows>
          <table:table-row>
            <table:table-cell table:style-name="TableHeaderRowCell" office:value-type="string">
              <text:p text:style-name="Table_20_Heading">Tables</text:p>
            </table:table-cell>
            <table:table-cell table:style-name="TableHeaderRowCell" office:value-type="string">
              <text:p text:style-name="Table_20_Heading">are</text:p>
            </table:table-cell>
            <table:table-cell table:style-name="TableHeaderRowCell" office:value-type="string">
              <text:p text:style-name="Table_20_Heading">not</text:p>
            </table:table-cell>
            <table:table-cell table:style-name="TableHeaderRowCell" office:value-type="string">
              <text:p text:style-name="Table_20_Heading">easy</text:p>
            </table:table-cell>
          </table:table-row>
        </table:table-header-rows>
        <table:table-row>
          <table:table-cell table:style-name="TableRowCell" office:value-type="string">
            <text:p text:style-name="Table_20_Contents">A</text:p>
          </table:table-cell>
          <table:table-cell table:style-name="TableRowCell" office:value-type="string">
            <text:p text:style-name="Table_20_Contents">B</text:p>
          </table:table-cell>
          <table:table-cell table:style-name="TableRowCell" office:value-type="string">
            <text:p text:style-name="Table_20_Contents">C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BottomRowCell" office:value-type="string">
            <text:p text:style-name="Table_20_Contents">E</text:p>
          </table:table-cell>
          <table:table-cell table:style-name="TableBottomRowCell" office:value-type="string">
            <text:p text:style-name="Table_20_Contents">F</text:p>
          </table:table-cell>
          <table:table-cell table:style-name="TableBottomRowCell" office:value-type="string">
            <text:p text:style-name="Table_20_Contents">G</text:p>
          </table:table-cell>
          <table:table-cell table:style-name="TableBottomRowCell" office:value-type="string">
            <text:p text:style-name="Table_20_Contents">H</text:p>
          </table:table-cell>
        </table:table-row>
      </table:table>
      <text:p text:style-name="Table">Table <text:sequence text:ref-name="refTable2" text:name="Table" text:formula="ooow:Table+1" style:num-format="1">2</text:sequence>: <text:span text:style-name="Strong_20_Emphasis">Not</text:span> so <text:span text:style-name="Emphasis">Simple</text:span> Table<text:line-break/>Gnouf</text:p>
      <table:table table:name="Table2" table:style-name="DefaultTable">
        <table:table-column table:style-name="TableAlignLeft"/>
        <table:table-column table:style-name="TableAlignCenter"/>
        <table:table-column table:style-name="TableAlignDefault"/>
        <table:table-column table:style-name="TableAlignRight"/>
        <table:table-column table:style-name="TableAlignDefault"/>
        <table:table-header-rows>
          <table:table-row>
            <table:table-cell table:style-name="TableHeaderRowCell" office:value-type="string">
              <text:p text:style-name="Table_20_Heading">Tables</text:p>
            </table:table-cell>
            <table:table-cell table:style-name="TableHeaderRowCell" office:value-type="string">
              <text:p text:style-name="Table_20_Heading">are</text:p>
            </table:table-cell>
            <table:table-cell table:style-name="TableHeaderRowCell" office:value-type="string">
              <text:p text:style-name="Table_20_Heading">definitely</text:p>
            </table:table-cell>
            <table:table-cell table:style-name="TableHeaderRowCell" office:value-type="string">
              <text:p text:style-name="Table_20_Heading">not</text:p>
            </table:table-cell>
            <table:table-cell table:style-name="TableHeaderRowCell" office:value-type="string">
              <text:p text:style-name="Table_20_Heading">easy</text:p>
            </table:table-cell>
          </table:table-row>
        </table:table-header-rows>
        <table:table-row>
          <table:table-cell table:style-name="TableRowCell" office:value-type="string">
            <text:p text:style-name="Table_20_Contents">A</text:p>
          </table:table-cell>
          <table:table-cell table:style-name="TableRowCell" office:value-type="string">
            <text:p text:style-name="Table_20_Contents">B</text:p>
          </table:table-cell>
          <table:table-cell table:style-name="TableRowCell" office:value-type="string">
            <text:p text:style-name="Table_20_Contents">1000</text:p>
          </table:table-cell>
          <table:table-cell table:style-name="TableRowCell" office:value-type="string">
            <text:p text:style-name="Table_20_Contents">C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BottomRowCell" office:value-type="string">
            <text:p text:style-name="Table_20_Contents">E</text:p>
          </table:table-cell>
          <table:table-cell table:style-name="TableBottomRowCell" office:value-type="string">
            <text:p text:style-name="Table_20_Contents">F</text:p>
          </table:table-cell>
          <table:table-cell table:style-name="TableBottomRowCell" office:value-type="string">
            <text:p text:style-name="Table_20_Contents">25.5</text:p>
          </table:table-cell>
          <table:table-cell table:style-name="TableBottomRowCell" office:value-type="string">
            <text:p text:style-name="Table_20_Contents">G</text:p>
          </table:table-cell>
          <table:table-cell table:style-name="TableBottomRowCell" office:value-type="string">
            <text:p text:style-name="Table_20_Contents">H</text:p>
          </table:table-cell>
        </table:table-row>
      </table:table>
      <text:h text:style-name="Heading_20_2" text:outline-level="2"><text:bookmark-start text:name="some-combinations"/>Some Combinations<text:bookmark-end text:name="some-combinations"/></text:h>
      <text:h text:style-name="Heading_20_3" text:outline-level="3"><text:bookmark-start text:name="list-inside-quotation"/>List inside quotation<text:bookmark-end text:name="list-inside-quotation"/></text:h>
      <text:p text:style-name="First_20_paragraph">I have found a list-style which render well even in BlockQuotes (Quotations) even if there is some kind of styling such as borders or colored background.</text:p>
      <text:p text:style-name="Text_20_body">Warning ! Google docs doesn’t render well the left border of a block quote with nested lists. It’s probably an OpenDocument to Google docs conversion issue.</text:p>
      <text:p text:style-name="Quotations">This is a tight bullet list:</text:p>
      <text:list text:style-name="List_20_2">
        <text:list-item>
          <text:p text:style-name="Quotations_20_tight">Level one</text:p>
          <text:list text:style-name="List_20_2">
            <text:list-item>
              <text:p text:style-name="Quotations_20_tight">Level two</text:p>
            </text:list-item>
            <text:list-item>
              <text:p text:style-name="Quotations_20_tight">Level two again</text:p>
              <text:list text:style-name="List_20_2">
                <text:list-item>
                  <text:p text:style-name="Quotations_20_tight">Level three</text:p>
                  <text:list text:style-name="List_20_2">
                    <text:list-item>
                      <text:p text:style-name="Quotations_20_tight">Level Four</text:p>
                    </text:list-item>
                    <text:list-item>
                      <text:p text:style-name="Quotations_20_tight">Level Four again</text:p>
                    </text:list-item>
                  </text:list>
                </text:list-item>
                <text:list-item>
                  <text:p text:style-name="Quotations_20_tight">Level three again</text:p>
                </text:list-item>
              </text:list>
            </text:list-item>
            <text:list-item>
              <text:p text:style-name="Quotations_20_tight">Back to level two</text:p>
            </text:list-item>
          </text:list>
        </text:list-item>
        <text:list-item>
          <text:p text:style-name="Quotations_20_tight">Back to <text:span text:style-name="Strong_20_Emphasis">level one</text:span></text:p>
        </text:list-item>
        <text:list-item>
          <text:p text:style-name="Quotations_20_tight">Ends with Level one</text:p>
        </text:list-item>
      </text:list>
      <text:p text:style-name="Quotations">This is a loose ordered list:</text:p>
      <text:list text:style-name="Numbering_20_123">
        <text:list-item>
          <text:p text:style-name="Quotations">Level one</text:p>
          <text:list text:style-name="Numbering_20_123">
            <text:list-item>
              <text:p text:style-name="Quotations">Level two</text:p>
            </text:list-item>
            <text:list-item>
              <text:p text:style-name="Quotations">Level two again</text:p>
              <text:list text:style-name="Numbering_20_123">
                <text:list-item>
                  <text:p text:style-name="Quotations">Level three</text:p>
                  <text:list text:style-name="Numbering_20_123">
                    <text:list-item>
                      <text:p text:style-name="Quotations">Level Four</text:p>
                    </text:list-item>
                    <text:list-item>
                      <text:p text:style-name="Quotations">Level Four again</text:p>
                    </text:list-item>
                  </text:list>
                </text:list-item>
                <text:list-item>
                  <text:p text:style-name="Quotations">Level three again</text:p>
                </text:list-item>
              </text:list>
            </text:list-item>
            <text:list-item>
              <text:p text:style-name="Quotations">Back to level two</text:p>
            </text:list-item>
          </text:list>
        </text:list-item>
        <text:list-item>
          <text:p text:style-name="Quotations">Back to level one</text:p>
        </text:list-item>
        <text:list-item>
          <text:p text:style-name="Quotations">Ends with Level one</text:p>
        </text:list-item>
      </text:list>
      <text:h text:style-name="Heading_20_3" text:outline-level="3"><text:bookmark-start text:name="inlines"/>Inlines<text:bookmark-end text:name="inlines"/></text:h>
      <text:h text:style-name="Heading_20_4" text:outline-level="4"><text:bookmark-start text:name="emphasis-and-strong-emphasis"/>Emphasis and strong emphasis<text:bookmark-end text:name="emphasis-and-strong-emphasis"/></text:h>
      <text:p text:style-name="First_20_paragraph">This is <text:span text:style-name="Emphasis">emphasized</text:span>. This is <text:span text:style-name="Strong_20_Emphasis">strong</text:span>. This is <text:span text:style-name="Source_Text">code</text:span>.</text:p>
      <text:h text:style-name="Heading_20_4" text:outline-level="4"><text:bookmark-start text:name="strikeout"/>Strikeout<text:bookmark-end text:name="strikeout"/></text:h>
      <text:p text:style-name="First_20_paragraph">This text was <text:span text:style-name="Strikeout">corrected</text:span> edited.</text:p>
      <text:h text:style-name="Heading_20_4" text:outline-level="4"><text:bookmark-start text:name="subscripts"/>Subscripts<text:bookmark-end text:name="subscripts"/></text:h>
      <text:p text:style-name="First_20_paragraph">This is done via Pandoc Markdown. <text:a xlink:type="simple" xlink:href="https://github.github.com/gfm/" office:name=""><text:span text:style-name="Definition">GitHub Flavored Markdown</text:span></text:a> (GFM) doesn’t know them and the <text:span text:style-name="Source_Text">~</text:span> syntax is equivalent to the <text:span text:style-name="Source_Text">~~</text:span> syntax and renders as strikeout (GFM call it strikethrough) text.</text:p>
      <text:p text:style-name="Text_20_body">When thirsty, drink H<text:span text:style-name="Subscript">2</text:span>O. Don’t breathe to much CO<text:span text:style-name="Subscript">2</text:span></text:p>
      <text:p text:style-name="Text_20_body">This is a definition list:</text:p>
      <text:p text:style-name="Definition_20_Term">Glucose</text:p>
      <text:p text:style-name="Definition_20_Definition">C<text:span text:style-name="Subscript">6</text:span>H<text:span text:style-name="Subscript">12</text:span>O<text:span text:style-name="Subscript">6</text:span></text:p>
      <text:p text:style-name="Definition_20_Term">Water</text:p>
      <text:p text:style-name="Definition_20_Definition">H<text:span text:style-name="Subscript">2</text:span>O</text:p>
      <text:p text:style-name="Definition_20_Term">Methanol</text:p>
      <text:p text:style-name="Definition_20_Definition">CH<text:span text:style-name="Subscript">3</text:span>OH</text:p>
      <text:p text:style-name="Definition_20_Term">Ethanol</text:p>
      <text:p text:style-name="Definition_20_Definition">CH<text:span text:style-name="Subscript">3</text:span>CH<text:span text:style-name="Subscript">2</text:span>OH</text:p>
      <text:p text:style-name="Definition_20_Term">Acetic Acid</text:p>
      <text:p text:style-name="Definition_20_Definition">CH<text:span text:style-name="Subscript">3</text:span>COOH</text:p>
      <text:h text:style-name="Heading_20_4" text:outline-level="4"><text:bookmark-start text:name="underlines-small-caps-and-highlight"/>Underlines, Small caps and Highlight<text:bookmark-end text:name="underlines-small-caps-and-highlight"/></text:h>
      <text:p text:style-name="First_20_paragraph">I cannot <text:span text:style-name="Underline">underline</text:span> enough that <text:span text:style-name="SmallCaps">small caps</text:span> and <text:span text:style-name="Highlighted">highlighting</text:span> are useful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system" style:font-pitch="variable" style:name="Noto Sans CJK SC" svg:font-family="'Noto Sans CJK SC'"/>
    <style:font-face style:font-family-generic="swiss" style:name="Noto Sans Devanagari" svg:font-family="'Noto Sans Devanagari'"/>
    <style:font-face style:font-family-generic="system" style:font-pitch="variable" style:name="Noto Sans Devanagari1" svg:font-family="'Noto Sans Devanagari'"/>
    <style:font-face style:font-family-generic="system" style:font-pitch="variable" style:name="Noto Serif CJK SC" svg:font-family="'Noto Serif CJK SC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style:flow-with-text="false" svg:stroke-color="#3465a4" fo:wrap-option="no-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1.251cm" style:text-autospace="ideograph-alpha" style:writing-mode="page" fo:hyphenation-ladder-count="no-limit" fo:orphans="2" fo:widows="2"/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hyphenate="false" fo:hyphenation-push-char-count="2" fo:hyphenation-remain-char-count="2" fo:language="en" loext:hyphenation-no-caps="false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default-style style:family="table-cell">
      <style:table-cell-properties fo:padding="0.5cm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212cm" fo:margin-top="0.423cm"/>
      <style:text-properties style:font-family-asian="'Noto Sans CJK SC'" style:font-family-complex="'Noto Sans Devanagari'" style:font-family-generic="swiss" style:font-family-generic-asian="system" style:font-family-generic-complex="system" style:font-name="Liberation Sans" style:font-name-asian="Noto Sans CJK SC" style:font-name-complex="Noto Sans Devanagari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line-height="115%" fo:margin-bottom="0.247cm" fo:margin-top="0cm"/>
    </style:style>
    <style:style style:class="text" style:display-name="First paragraph" style:family="paragraph" style:name="First_20_paragraph" style:parent-style-name="Text_20_body">
    </style:style>
    <style:style style:display-name="Text body tight" style:family="paragraph" style:name="Text_20_body_20_tight" style:parent-style-name="Text_20_body">
      <style:paragraph-properties style:contextual-spacing="false" fo:line-height="100%" fo:margin-bottom="0cm" fo:margin-top="0cm"/>
    </style:style>
    <style:style style:class="list" style:family="paragraph" style:name="List" style:parent-style-name="Text_20_body">
      <style:text-properties style:font-family-complex="'Noto Sans Devanagari'" style:font-family-generic-complex="swiss" style:font-name-complex="Noto Sans Devanagari" style:font-size-asian="12pt"/>
    </style:style>
    <style:style style:class="extra" style:family="paragraph" style:name="Caption" style:parent-style-name="Standard">
      <style:paragraph-properties style:contextual-spacing="false" text:line-number="0" text:number-lines="false" fo:margin-bottom="0.212cm" fo:margin-top="0.212cm" fo:text-align="center"/>
    </style:style>
    <style:style style:class="text" style:display-name="Table" style:family="paragraph" style:name="Table" style:parent-style-name="Caption">
    </style:style>
    <style:style style:class="text" style:display-name="Figure" style:family="paragraph" style:name="Figure" style:parent-style-name="Caption">
    </style:style>
    <style:style style:class="index" style:family="paragraph" style:name="Index" style:parent-style-name="Standard">
      <style:paragraph-properties text:line-number="0" text:number-lines="false"/>
      <style:text-properties style:font-family-complex="'Noto Sans Devanagari'" style:font-family-generic-complex="swiss" style:font-name-complex="Noto Sans Devanagari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border-left="1mm solid #adbca5" fo:margin-bottom="0.25cm" fo:margin-left="1.7cm" fo:margin-right="1cm" fo:margin-top="0.25cm" fo:padding-left="0.2cm" fo:text-indent="0in"/>
    </style:style>
    <style:style style:display-name="Quotations tight" style:family="paragraph" style:name="Quotations_20_tight" style:parent-style-name="Quotations">
      <style:paragraph-properties style:contextual-spacing="false" fo:margin-bottom="0cm" fo:margin-top="0cm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text:list-style style:display-name="Numbering 123" style:name="Numbering_20_123">
      <text:list-level-style-number style:num-format="1" style:num-suffix=")" text:level="1" text:style-name="Numbering_20_Symbols" loext:num-list-format="%1%)">
        <style:list-level-properties text:list-level-position-and-space-mode="label-width-and-position" text:min-label-distance="0.3cm" text:min-label-width="0.9cm" text:space-before="0cm" fo:text-align="end">
        </style:list-level-properties>
      </text:list-level-style-number>
      <text:list-level-style-number style:num-format="1" style:num-suffix=")" text:level="2" text:style-name="Numbering_20_Symbols" loext:num-list-format="%2%)">
        <style:list-level-properties text:list-level-position-and-space-mode="label-width-and-position" text:min-label-distance="0.3cm" text:min-label-width="1.8cm" text:space-before="0cm" fo:text-align="end">
        </style:list-level-properties>
      </text:list-level-style-number>
      <text:list-level-style-number style:num-format="1" style:num-suffix=")" text:level="3" text:style-name="Numbering_20_Symbols" loext:num-list-format="%3%)">
        <style:list-level-properties text:list-level-position-and-space-mode="label-width-and-position" text:min-label-distance="0.3cm" text:min-label-width="2.7cm" text:space-before="0cm" fo:text-align="end">
        </style:list-level-properties>
      </text:list-level-style-number>
      <text:list-level-style-number style:num-format="1" style:num-suffix=")" text:level="4" text:style-name="Numbering_20_Symbols" loext:num-list-format="%4%)">
        <style:list-level-properties text:list-level-position-and-space-mode="label-width-and-position" text:min-label-distance="0.3cm" text:min-label-width="3.6cm" text:space-before="0cm" fo:text-align="end">
        </style:list-level-properties>
      </text:list-level-style-number>
    </text:list-style>
    <text:list-style style:display-name="List 2" style:name="List_20_2">
      <text:list-level-style-bullet text:bullet-char="–" text:level="1" text:style-name="Numbering_20_Symbols">
        <style:list-level-properties text:list-level-position-and-space-mode="label-width-and-position" text:min-label-distance="0.3cm" text:min-label-width="0.3m" text:space-before="0cm" fo:text-align="end">
        </style:list-level-properties>
        <style:text-properties style:font-name="OpenSymbol"/>
      </text:list-level-style-bullet>
      <text:list-level-style-bullet text:bullet-char="–" text:level="2" text:style-name="Numbering_20_Symbols">
        <style:list-level-properties text:list-level-position-and-space-mode="label-width-and-position" text:min-label-distance="0.3cm" text:min-label-width="1.1cm" text:space-before="0cm" fo:text-align="end">
        </style:list-level-properties>
        <style:text-properties style:font-name="OpenSymbol"/>
      </text:list-level-style-bullet>
      <text:list-level-style-bullet text:bullet-char="–" text:level="3" text:style-name="Numbering_20_Symbols">
        <style:list-level-properties text:list-level-position-and-space-mode="label-width-and-position" text:min-label-distance="0.3cm" text:min-label-width="1.7cm" text:space-before="0cm" fo:text-align="end">
        </style:list-level-properties>
        <style:text-properties style:font-name="OpenSymbol"/>
      </text:list-level-style-bullet>
      <text:list-level-style-bullet text:bullet-char="–" text:level="4" text:style-name="Numbering_20_Symbols">
        <style:list-level-properties text:list-level-position-and-space-mode="label-width-and-position" text:min-label-distance="0.3cm" text:min-label-width="2.2cm" text:space-before="0cm" fo:text-align="end">
        </style:list-level-properties>
        <style:text-properties style:font-name="OpenSymbol"/>
      </text:list-level-style-bullet>
    </text:list-style>
    <style:style style:class="extra" style:family="paragraph" style:name="Footnote" style:parent-style-name="Standard">
      <style:paragraph-properties style:auto-text-indent="false" text:line-number="0" text:number-lines="false" fo:margin-left="0.6cm" fo:margin-right="0in" fo:text-indent="-0.3cm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15cm" fo:margin-top="0.15cm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1.2cm" fo:margin-right="0in" fo:text-indent="0cm"/>
    </style:style>
    <number:text-style number:country="FR" number:language="fr" style:display-name="Nombre Français" style:name="NfrFR">
      <number:text-content/>
    </number:text-style>
    <number:text-style number:country="US" number:language="en" style:display-name="US Number" style:name="NenUS">
      <number:text-content/>
    </number:text-style>
    <style:style style:class="text" style:display-name="Table Heading" style:family="paragraph" style:name="Table_20_Heading" style:parent-style-name="Standard">
    </style:style>
    <style:style style:class="text" style:display-name="Table Contents" style:family="paragraph" style:name="Table_20_Contents" style:parent-style-name="Table_20_Heading">
    </style:style>
    <style:style style:data-style-name="NenUS" style:family="table-cell" style:name="Table.Head">
      <style:table-cell-properties fo:border-bottom="0.5pt solid #000000" fo:border-left="none" fo:border-right="none" fo:border-top="0.5pt solid #000000" fo:padding="0.1cm"/>
      <style:text-properties style:font-style-asian="normal" style:font-style-complex="normal" style:font-weight-asian="bold" style:font-weight-complex="bold" fo:font-style="normal" fo:font-weight="bold"/>
    </style:style>
    <style:style style:data-style-name="NenUS" style:family="table-cell" style:name="Table.Foot">
      <style:table-cell-properties fo:border-bottom="0.5pt solid #000000" fo:border-left="none" fo:border-right="none" fo:border-top="none" fo:padding="0.1cm"/>
    </style:style>
    <style:style style:data-style-name="NenUS" style:family="table-cell" style:name="Table.Body">
      <style:table-cell-properties fo:border="none" fo:padding="0.1cm"/>
    </style:style>
    <table:table-template table:name="TableWithHeader">
      <table:first-row table:style-name="Table.Head"/>
      <table:last-row table:style-name="Table.Foot"/>
      <table:body table:style-name="Table.Body"/>
    </table:table-template>
    <style:style style:display-name="Numbering Symbols" style:family="text" style:name="Numbering_20_Symbols"/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Source_Text">
      <style:text-properties style:font-name="Courier New" style:font-name-asian="Courier New" style:font-name-complex="Courier New" fo:language="zxx"/>
    </style:style>
    <style:style style:family="text" style:name="Highlighted">
      <style:text-properties fo:background-color="#ffff38"/>
    </style:style>
    <style:style style:family="text" style:name="Underline">
      <style:text-properties style:text-underline-color="font-color" style:text-underline-style="solid" style:text-underline-width="auto"/>
    </style:style>
    <style:style style:family="text" style:name="SmallCaps">
      <style:text-properties fo:font-variant="small-caps"/>
    </style: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cm" style:num-format="1" style:print-orientation="portrait" style:writing-mode="lr-tb" fo:margin-bottom="2cm" fo:margin-left="2cm" fo:margin-right="2cm" fo:margin-top="2cm" fo:page-height="29.7cm" fo:page-width="21.001cm" loext:margin-gutter="0cm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/>
    <meta:keyword/>
    <meta:initial-creator/>
    <dc:creator/>
    <meta:creation-date>2024-03-18T12:15:30Z</meta:creation-date>
    <dc:date>2024-03-18T12:15:30Z</dc:date>
    <meta:user-defined meta:name="automatic-styles" meta:value-type="string"/>
  </office:meta>
</office:document-meta>
</file>